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 Sans" svg:font-family="'Open Sans'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</style:style>
    <style:style style:name="T1" style:family="text">
      <style:text-properties fo:font-variant="normal" fo:text-transform="none" fo:color="#000000" style:font-name="Open Sans" fo:font-size="10.5pt" fo:letter-spacing="normal" fo:font-style="normal" fo:font-weight="bold"/>
    </style:style>
    <style:style style:name="T2" style:family="text">
      <style:text-properties fo:font-variant="normal" fo:text-transform="none" fo:color="#000000" style:font-name="Open Sans" fo:font-size="10.5pt" fo:letter-spacing="normal" fo:font-style="normal" fo:font-weight="normal"/>
    </style:style>
    <style:style style:name="T3" style:family="text">
      <style:text-properties fo:font-variant="normal" fo:text-transform="none" fo:color="#000000" fo:letter-spacing="normal"/>
    </style:style>
    <style:style style:name="T4" style:family="text">
      <style:text-properties fo:font-variant="normal" fo:text-transform="none" fo:color="#000000" style:text-line-through-style="none" style:font-name="Open Sans" fo:font-size="10.5pt" fo:letter-spacing="normal" fo:font-style="normal" style:text-underline-style="none" fo:font-weight="normal" style:text-blinking="false"/>
    </style:style>
    <style:style style:name="T5" style:family="text">
      <style:text-properties fo:color="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audioPlayer – used to load up a user slected clip to Audiosource in Unity session</text:p>
      <text:p text:style-name="Standard"><text:a xlink:type="simple" xlink:href="https://www.dropbox.com/s/wks0ujanr0pm6nj/NAudioPlayer.cs?dl=0" text:style-name="Internet_20_link" text:visited-style-name="Visited_20_Internet_20_Link">https://www.dropbox.com/s/wks0ujanr0pm6nj/NAudioPlayer.cs?dl=0</text:a></text:p>
      <text:p text:style-name="Standard"/>
      <text:p text:style-name="Standard">Runtime File Browser – used to open external file browser so users can select a file</text:p>
      <text:p text:style-name="Standard"><text:a xlink:type="simple" xlink:href="https://assetstore.unity.com/packages/tools/gui/runtime-file-browser-113006#description" text:style-name="Internet_20_link" text:visited-style-name="Visited_20_Internet_20_Link">https://assetstore.unity.com/packages/tools/gui/runtime-file-browser-113006#description</text:a></text:p>
      <text:p text:style-name="Standard">Documentation - <text:a xlink:type="simple" xlink:href="https://github.com/yasirkula/UnitySimpleFileBrowser" text:style-name="Internet_20_link" text:visited-style-name="Visited_20_Internet_20_Link">https://github.com/yasirkula/UnitySimpleFileBrowser</text:a></text:p>
      <text:p text:style-name="Standard"/>
      <text:p text:style-name="P1"><text:span text:style-name="Strong_20_Emphasis"><text:span text:style-name="T1">Answer</text:span></text:span><text:span text:style-name="T3"> </text:span><text:span text:style-name="T2">by </text:span><text:a xlink:type="simple" xlink:href="https://answers.unity.com/users/1005360/danielsrrosky1999.html" text:style-name="Internet_20_link" text:visited-style-name="Visited_20_Internet_20_Link"><text:span text:style-name="T4">DanielSRRosky1999</text:span></text:a><text:span text:style-name="T3"> </text:span><text:span text:style-name="T2">· Nov 25, 2019 at 05:04 AM</text:span><text:span text:style-name="T5"> </text:span></text:p>
      <text:p text:style-name="P1"><text:span text:style-name="T5">Example implementation of Runtime file browser</text:span></text:p>
      <text:p text:style-name="P1"><text:a xlink:type="simple" xlink:href="https://answers.unity.com/questions/652919/music-player-get-songs-from-directory.html" text:style-name="Internet_20_link" text:visited-style-name="Visited_20_Internet_20_Link"><text:span text:style-name="T5">https://answers.unity.com/questions/652919/music-player-get-songs-from-directory.html</text:span></text:a></text:p>
      <text:p text:style-name="P1"><text:span text:style-name="T5"/></text:p>
      <text:p text:style-name="P1"><text:span text:style-name="T5">Min Max Slider for selecting start and stop points for clip analysis:</text:span></text:p>
      <text:p text:style-name="P1"><text:a xlink:type="simple" xlink:href="https://github.com/brogan89/MinMaxSlider" text:style-name="Internet_20_link" text:visited-style-name="Visited_20_Internet_20_Link"><text:span text:style-name="T5">https://github.com/brogan89/MinMaxSlider</text:span></text:a></text:p>
      <text:p text:style-name="P1"><text:span text:style-name="T5"/></text:p>
      <text:p text:style-name="P1"><text:span text:style-name="T5">Allows for installation of unity packages from github through command line interface</text:span></text:p>
      <text:p text:style-name="P1"><text:a xlink:type="simple" xlink:href="https://openupm.com/" text:style-name="Internet_20_link" text:visited-style-name="Visited_20_Internet_20_Link"><text:span text:style-name="T5">https://openupm.com/</text:span></text:a></text:p>
      <text:p text:style-name="P1"><text:span text:style-name="T5"/></text:p>
      <text:p text:style-name="P1"><text:span text:style-name="T5">Working with Text Mest Pro</text:span></text:p>
      <text:p text:style-name="P1"><text:a xlink:type="simple" xlink:href="https://learn.unity.com/tutorial/working-with-textmesh-pro#5f86410eedbc2a00249a4928" text:style-name="Internet_20_link" text:visited-style-name="Visited_20_Internet_20_Link"><text:span text:style-name="T5">https://learn.unity.com/tutorial/working-with-textmesh-pro#5f86410eedbc2a00249a4928</text:span></text:a></text:p>
      <text:p text:style-name="P1"><text:span text:style-name="T5"/></text:p>
      <text:p text:style-name="P1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 Sans" svg:font-family="'Open Sans'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6-21T16:59:17.53</meta:creation-date>
    <meta:document-statistic meta:table-count="0" meta:image-count="0" meta:object-count="0" meta:page-count="1" meta:paragraph-count="14" meta:word-count="85" meta:character-count="890"/>
    <dc:date>2022-06-21T20:05:41.33</dc:date>
    <meta:editing-duration>PT51M3S</meta:editing-duration>
    <meta:editing-cycles>1</meta:editing-cycles>
    <meta:generator>OpenOffice/4.1.10$Win32 OpenOffice.org_project/4110m2$Build-9807</meta:generator>
  </office:meta>
</office:document-meta>
</file>